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6.14cm" fo:margin-right="0cm" fo:text-align="start" style:justify-single-word="false" fo:text-indent="0cm" style:auto-text-indent="false">
        <style:tab-stops>
          <style:tab-stop style:position="11.225cm"/>
        </style:tab-stops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</text:p>
      <text:p text:style-name="P1">Zustand vor Installation der CRMTI</text:p>
      <text:p text:style-name="P1"/>
      <text:p text:style-name="P1"/>
      <text:p text:style-name="P1"><draw:custom-shape text:anchor-type="paragraph" draw:z-index="1" draw:style-name="gr2" svg:width="5.146cm" svg:height="1.35cm" svg:x="6.137cm" svg:y="0.268cm"><text:p text:style-name="P7">VoIP</text:p><text:p text:style-name="P7">Router</text:p><draw:enhanced-geometry svg:viewBox="0 0 21600 21600" draw:type="rectangle" draw:enhanced-path="M 0 0 L 21600 0 21600 21600 0 21600 0 0 Z N"/></draw:custom-shape><draw:custom-shape text:anchor-type="paragraph" draw:z-index="0" draw:style-name="gr1" svg:width="4.559cm" svg:height="1.333cm" svg:x="0.453cm" svg:y="0.323cm"><text:p><text:tab/></text:p><text:p><text:tab/>Telefon</text:p><text:p/><draw:enhanced-geometry svg:viewBox="0 0 21600 21600" draw:type="rectangle" draw:enhanced-path="M 0 0 L 21600 0 21600 21600 0 21600 0 0 Z N"/></draw:custom-shape><draw:custom-shape text:anchor-type="paragraph" draw:z-index="2" draw:style-name="gr1" svg:width="4.345cm" svg:height="1.333cm" svg:x="12.259cm" svg:y="0.305cm"><text:p text:style-name="P7">VoIP</text:p><text:p text:style-name="P7">Provider</text:p><draw:enhanced-geometry svg:viewBox="0 0 21600 21600" draw:type="rectangle" draw:enhanced-path="M 0 0 L 21600 0 21600 21600 0 21600 0 0 Z N"/></draw:custom-shape></text:p>
      <text:p text:style-name="P1"><draw:custom-shape text:anchor-type="paragraph" draw:z-index="3" draw:style-name="gr3" svg:width="0.793cm" svg:height="0.401cm" svg:x="5.195cm" svg:y="0.113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4" draw:style-name="gr3" svg:width="0.742cm" svg:height="0.329cm" svg:x="11.391cm" svg:y="0.14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"/>
      <text:p text:style-name="P1"/>
      <text:p text:style-name="P1"><draw:custom-shape text:anchor-type="paragraph" draw:z-index="22" draw:style-name="gr1" draw:text-style-name="P7" svg:width="5.162cm" svg:height="1.876cm" svg:x="6.117cm" svg:y="0.559cm"><text:p text:style-name="P7">POSTGRE</text:p><text:p text:style-name="P7">SQL</text:p><draw:enhanced-geometry svg:viewBox="0 0 21600 21600" draw:type="rectangle" draw:enhanced-path="M 0 0 L 21600 0 21600 21600 0 21600 0 0 Z N"/></draw:custom-shape></text:p>
      <text:p text:style-name="P2"><text:tab/><text:tab/><text:tab/><text:tab/><text:tab/><text:tab/></text:p>
      <text:p text:style-name="P2"><text:s text:c="3"/></text:p>
      <text:p text:style-name="P2"/>
      <text:p text:style-name="P2"><draw:rect text:anchor-type="paragraph" draw:z-index="16" draw:style-name="gr4" draw:text-style-name="P7" svg:width="5.162cm" svg:height="1.481cm" svg:x="6.117cm" svg:y="0cm"><text:p text:style-name="P7">Lx-Office</text:p></draw:rect><draw:custom-shape text:anchor-type="paragraph" draw:z-index="20" draw:style-name="gr1" draw:text-style-name="P7" svg:width="2.848cm" svg:height="1.444cm" svg:x="0.963cm" svg:y="0.143cm"><text:p text:style-name="P7">Lx-Office</text:p><text:p text:style-name="P7">Client</text:p><draw:enhanced-geometry svg:viewBox="0 0 21600 21600" draw:type="rectangle" draw:enhanced-path="M 0 0 L 21600 0 21600 21600 0 21600 0 0 Z N"/></draw:custom-shape><draw:custom-shape text:anchor-type="paragraph" draw:z-index="21" draw:style-name="gr1" draw:text-style-name="P7" svg:width="2.848cm" svg:height="1.444cm" svg:x="13.697cm" svg:y="0.067cm"><text:p text:style-name="P7">Lx-Office</text:p><text:p text:style-name="P7">Client</text:p><draw:enhanced-geometry svg:viewBox="0 0 21600 21600" draw:type="rectangle" draw:enhanced-path="M 0 0 L 21600 0 21600 21600 0 21600 0 0 Z N"/></draw:custom-shape><draw:custom-shape text:anchor-type="paragraph" draw:z-index="17" draw:style-name="gr3" svg:width="1.551cm" svg:height="0.403cm" svg:x="4.235cm" svg:y="0.60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8" draw:style-name="gr3" svg:width="1.583cm" svg:height="0.355cm" svg:x="11.619cm" svg:y="0.56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"/>
      <text:p text:style-name="P2"/>
      <text:p text:style-name="P3"/>
      <text:p text:style-name="P3"/>
      <text:p text:style-name="P3"/>
      <text:p text:style-name="P1"/>
      <text:p text:style-name="P1"/>
      <text:p text:style-name="P1"/>
      <text:p text:style-name="P1">Zustand nach der Installation der CRMTI</text:p>
      <text:p text:style-name="P1"/>
      <text:p text:style-name="P1"/>
      <text:p text:style-name="P2"><draw:custom-shape text:anchor-type="paragraph" draw:z-index="5" draw:style-name="gr1" svg:width="4.617cm" svg:height="1.534cm" svg:x="0.416cm" svg:y="0.286cm"><text:p><text:tab/>Telefon</text:p><draw:enhanced-geometry svg:viewBox="0 0 21600 21600" draw:type="rectangle" draw:enhanced-path="M 0 0 L 21600 0 21600 21600 0 21600 0 0 Z N"/></draw:custom-shape><draw:custom-shape text:anchor-type="paragraph" draw:z-index="6" draw:style-name="gr1" draw:text-style-name="P7" svg:width="5.162cm" svg:height="1.387cm" svg:x="6.117cm" svg:y="0.303cm"><text:p text:style-name="P7">Asterisk</text:p><draw:enhanced-geometry svg:viewBox="0 0 21600 21600" draw:type="rectangle" draw:enhanced-path="M 0 0 L 21600 0 21600 21600 0 21600 0 0 Z N"/></draw:custom-shape><draw:custom-shape text:anchor-type="paragraph" draw:z-index="9" draw:style-name="gr1" draw:text-style-name="P7" svg:width="4.525cm" svg:height="1.479cm" svg:x="12.222cm" svg:y="0.303cm"><text:p text:style-name="P7">VoIP</text:p><text:p text:style-name="P7">Provider</text:p><draw:enhanced-geometry svg:viewBox="0 0 21600 21600" draw:type="rectangle" draw:enhanced-path="M 0 0 L 21600 0 21600 21600 0 21600 0 0 Z N"/></draw:custom-shape></text:p>
      <text:p text:style-name="P2"><draw:custom-shape text:anchor-type="paragraph" draw:z-index="8" draw:style-name="gr3" svg:width="0.786cm" svg:height="0.438cm" svg:x="5.179cm" svg:y="0.21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0" draw:style-name="gr3" svg:width="0.729cm" svg:height="0.401cm" svg:x="11.416cm" svg:y="0.15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"><draw:custom-shape text:anchor-type="paragraph" draw:z-index="7" draw:style-name="gr1" draw:text-style-name="P7" svg:width="5.162cm" svg:height="0.932cm" svg:x="6.117cm" svg:y="0.473cm"><text:p text:style-name="P7">ODBC</text:p><draw:enhanced-geometry svg:viewBox="0 0 21600 21600" draw:type="rectangle" draw:enhanced-path="M 0 0 L 21600 0 21600 21600 0 21600 0 0 Z N"/></draw:custom-shape></text:p>
      <text:p text:style-name="P2"/>
      <text:p text:style-name="P2"><draw:custom-shape text:anchor-type="paragraph" draw:z-index="11" draw:style-name="gr1" draw:text-style-name="P7" svg:width="5.162cm" svg:height="1.876cm" svg:x="6.117cm" svg:y="0.187cm"><text:p text:style-name="P7">POSTGRE</text:p><text:p text:style-name="P7">SQL</text:p><draw:enhanced-geometry svg:viewBox="0 0 21600 21600" draw:type="rectangle" draw:enhanced-path="M 0 0 L 21600 0 21600 21600 0 21600 0 0 Z N"/></draw:custom-shape> <text:s text:c="2"/></text:p>
      <text:p text:style-name="P2"/>
      <text:p text:style-name="P6"/>
      <text:p text:style-name="P2"><draw:custom-shape text:anchor-type="paragraph" draw:z-index="12" draw:style-name="gr1" draw:text-style-name="P7" svg:width="5.162cm" svg:height="1.788cm" svg:x="6.117cm" svg:y="0.236cm"><text:p text:style-name="P7">Lx-Office</text:p><draw:enhanced-geometry svg:viewBox="0 0 21600 21600" draw:type="rectangle" draw:enhanced-path="M 0 0 L 21600 0 21600 21600 0 21600 0 0 Z N"/></draw:custom-shape><draw:custom-shape text:anchor-type="paragraph" draw:z-index="13" draw:style-name="gr1" draw:text-style-name="P7" svg:width="2.848cm" svg:height="1.444cm" svg:x="0.963cm" svg:y="0.37cm"><text:p text:style-name="P7">Lx-Office</text:p><text:p text:style-name="P7">Client</text:p><draw:enhanced-geometry svg:viewBox="0 0 21600 21600" draw:type="rectangle" draw:enhanced-path="M 0 0 L 21600 0 21600 21600 0 21600 0 0 Z N"/></draw:custom-shape><draw:custom-shape text:anchor-type="paragraph" draw:z-index="19" draw:style-name="gr1" draw:text-style-name="P7" svg:width="2.848cm" svg:height="1.444cm" svg:x="13.584cm" svg:y="0.293cm"><text:p text:style-name="P7">Lx-Office</text:p><text:p text:style-name="P7">Client</text:p><draw:enhanced-geometry svg:viewBox="0 0 21600 21600" draw:type="rectangle" draw:enhanced-path="M 0 0 L 21600 0 21600 21600 0 21600 0 0 Z N"/></draw:custom-shape></text:p>
      <text:p text:style-name="P2"><draw:custom-shape text:anchor-type="paragraph" draw:z-index="14" draw:style-name="gr3" svg:width="1.588cm" svg:height="0.456cm" svg:x="4.212cm" svg:y="0.21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5" draw:style-name="gr3" svg:width="1.534cm" svg:height="0.438cm" svg:x="11.656cm" svg:y="0.13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nny</meta:initial-creator>
    <meta:creation-date>2011-07-04T18:19:34</meta:creation-date>
    <dc:creator>ronny</dc:creator>
    <dc:date>2011-07-16T07:18:39</dc:date>
    <meta:editing-cycles>2</meta:editing-cycles>
    <meta:editing-duration>PT5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1" meta:character-count="88"/>
  </office:meta>
</office:document-meta>
</file>